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407927" draw:fill-color="#89c765" draw:textarea-horizontal-align="justify" draw:textarea-vertical-align="middle" draw:auto-grow-height="false" fo:min-height="4.576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4.576cm" fo:min-width="3.31cm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9" style:family="graphic" style:parent-style-name="standard">
      <style:graphic-properties draw:stroke="dash" draw:stroke-dash="Dashed_20__28_var_29_" svg:stroke-width="0.081cm" draw:marker-start-width="0.321cm" draw:marker-end-width="0.321cm" draw:fill="none" draw:textarea-horizontal-align="justify" draw:textarea-vertical-align="middle" draw:auto-grow-height="false" fo:min-height="7.29cm" fo:min-width="21.264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dash" draw:stroke-dash="Dashed_20__28_var_29_" svg:stroke-width="0.081cm" svg:stroke-color="#579835" draw:marker-start-width="0.321cm" draw:marker-end-width="0.321cm" draw:fill="none" draw:textarea-horizontal-align="justify" draw:textarea-vertical-align="middle" draw:auto-grow-height="false" fo:min-height="7.29cm" fo:min-width="4.246cm" fo:padding-top="0.165cm" fo:padding-bottom="0.165cm" fo:padding-left="0.29cm" fo:padding-right="0.29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89c765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599d" fo:font-size="15pt" style:font-size-asian="15pt" style:font-size-complex="15pt"/>
    </style:style>
    <style:style style:name="P7" style:family="paragraph">
      <loext:graphic-properties draw:fill="none" draw:fill-color="#ffffff"/>
      <style:text-properties fo:color="#407927" fo:font-size="15pt" style:font-size-asian="15pt" style:font-size-complex="15pt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00599d" fo:font-size="15pt" style:font-size-asian="15pt" style:font-size-complex="15pt"/>
    </style:style>
    <style:style style:name="T6" style:family="text">
      <style:text-properties fo:color="#407927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1cm" svg:height="4.826cm" svg:x="1.016cm" svg:y="3.81cm">
          <text:p text:style-name="P1"><text:span text:style-name="T1">ini-file</text:span><text:line-break/><text:line-break/><text:line-break/><text:span text:style-name="T2">Stat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4.826cm" svg:x="12.446cm" svg:y="3.81cm">
          <text:p text:style-name="P1"><text:span text:style-name="T3">IniBuffer</text:span><text:line-break/><text:line-break/><text:line-break/><text:span text:style-name="T2">Stat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4.826cm" svg:x="23.622cm" svg:y="3.81cm">
          <text:p text:style-name="P1"><text:span text:style-name="T3">Application</text:span><text:line-break/><text:line-break/><text:line-break/><text:span text:style-name="T2">Stat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842cm" svg:y1="4.318cm" svg:x2="12.192cm" svg:y2="4.318cm">
          <text:p/>
        </draw:line>
        <draw:frame draw:style-name="gr4" draw:text-style-name="P4" draw:layer="layout" svg:width="3.556cm" svg:height="1.016cm" svg:x="7.366cm" svg:y="3.556cm">
          <draw:text-box>
            <text:p><text:span text:style-name="T4">LoadFile</text:span></text:p>
          </draw:text-box>
        </draw:frame>
        <draw:line draw:style-name="gr5" draw:text-style-name="P5" draw:layer="layout" svg:x1="11.938cm" svg:y1="8.128cm" svg:x2="5.842cm" svg:y2="8.128cm">
          <text:p/>
        </draw:line>
        <draw:frame draw:style-name="gr4" draw:text-style-name="P4" draw:layer="layout" svg:width="3.556cm" svg:height="1.016cm" svg:x="7.366cm" svg:y="7.366cm">
          <draw:text-box>
            <text:p><text:span text:style-name="T4">WriteFile</text:span></text:p>
          </draw:text-box>
        </draw:frame>
        <draw:line draw:style-name="gr3" draw:text-style-name="P3" draw:layer="layout" svg:x1="16.51cm" svg:y1="4.318cm" svg:x2="22.86cm" svg:y2="4.318cm">
          <text:p/>
        </draw:line>
        <draw:frame draw:style-name="gr6" draw:text-style-name="P4" draw:layer="layout" svg:width="6.096cm" svg:height="0.839cm" svg:x="16.764cm" svg:y="3.556cm">
          <draw:text-box>
            <text:p><text:span text:style-name="T4">GetValue / GetSection</text:span></text:p>
          </draw:text-box>
        </draw:frame>
        <draw:line draw:style-name="gr5" draw:text-style-name="P5" draw:layer="layout" svg:x1="22.86cm" svg:y1="6.35cm" svg:x2="16.51cm" svg:y2="6.35cm">
          <text:p/>
        </draw:line>
        <draw:frame draw:style-name="gr7" draw:text-style-name="P4" draw:layer="layout" svg:width="7.62cm" svg:height="1.427cm" svg:x="16.256cm" svg:y="7.463cm">
          <draw:text-box>
            <text:p><text:span text:style-name="T4">EraseSection / EraseProperty</text:span></text:p>
          </draw:text-box>
        </draw:frame>
        <draw:line draw:style-name="gr8" draw:text-style-name="P5" draw:layer="layout" svg:x1="22.86cm" svg:y1="8.382cm" svg:x2="16.51cm" svg:y2="8.382cm">
          <text:p/>
        </draw:line>
        <draw:frame draw:style-name="gr6" draw:text-style-name="P4" draw:layer="layout" svg:width="6.096cm" svg:height="0.839cm" svg:x="16.764cm" svg:y="5.511cm">
          <draw:text-box>
            <text:p><text:span text:style-name="T4">AddValue / AddSection</text:span></text:p>
          </draw:text-box>
        </draw:frame>
        <draw:custom-shape draw:style-name="gr9" draw:text-style-name="P5" draw:layer="layout" svg:width="21.844cm" svg:height="7.62cm" svg:x="5.842cm" svg:y="1.52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62cm" svg:height="1.27cm" svg:x="5.842cm" svg:y="1.524cm">
          <draw:text-box>
            <text:p><text:span text:style-name="T5">Controlled by application</text:span></text:p>
          </draw:text-box>
        </draw:frame>
        <draw:frame draw:style-name="gr11" draw:text-style-name="P7" draw:layer="layout" svg:width="5.842cm" svg:height="1.673cm" svg:x="0.508cm" svg:y="1.524cm">
          <draw:text-box>
            <text:p><text:span text:style-name="T6">Controlled by application user</text:span></text:p>
          </draw:text-box>
        </draw:frame>
        <draw:custom-shape draw:style-name="gr12" draw:text-style-name="P5" draw:layer="layout" svg:width="4.826cm" svg:height="7.62cm" svg:x="0.508cm" svg:y="1.5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18:01:45.259493177</meta:creation-date>
    <dc:date>2020-02-15T16:50:00.597185520</dc:date>
    <meta:editing-duration>PT6M46S</meta:editing-duration>
    <meta:editing-cycles>3</meta:editing-cycles>
    <meta:generator>LibreOffice/6.0.7.3$Linux_X86_64 LibreOffice_project/00m0$Build-3</meta:generator>
    <meta:document-statistic meta:object-count="40"/>
  </office:meta>
</office:document-meta>
</file>